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formanceMonitorInterceptor.PerformanceMonitorInterceptor( boolean useDynamic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formanceMonitorInterceptor.invokeUnderTrace( MethodInvocation invocation ,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erformanceMonitorInterceptor.PerformanceMonitor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